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BeanDefinitionParser.parseInternal( Element element , ParserContext parserContex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ScriptBeanDefinitionParser.ScriptBeanDefinitionParser( String scriptFactory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BeanDefinitionParser.resolveScriptSource( Element element , XmlReaderContext reader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criptBeanDefinitionParser.shouldGenerateIdAs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